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36pt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8pt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Droid Serif" fo:font-size="12pt" fo:font-style="italic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Droid Serif" fo:font-size="12pt" fo:font-style="normal" style:font-size-asian="10.5pt" style:font-style-asian="normal" style:font-size-complex="12pt" style:font-style-complex="normal"/>
    </style:style>
    <style:style style:name="P6" style:family="paragraph" style:parent-style-name="Text_20_body">
      <style:text-properties style:font-name="Droid Serif"/>
    </style:style>
    <style:style style:name="P7" style:family="paragraph" style:parent-style-name="Text_20_body">
      <style:text-properties style:font-name="Droid Serif"/>
    </style:style>
    <style:style style:name="P8" style:family="paragraph" style:parent-style-name="Heading_20_3">
      <style:text-properties style:font-name="Droid Sans"/>
    </style:style>
    <style:style style:name="T1" style:family="text">
      <style:text-properties style:font-size-asian="18pt"/>
    </style:style>
    <style:style style:name="T2" style:family="text">
      <style:text-properties style:font-name="Droid Sans Mono"/>
    </style:style>
    <style:style style:name="T3" style:family="text">
      <style:text-properties style:font-name="DejaVu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Test</text:p>
      <text:p text:style-name="P2"/>
      <text:p text:style-name="P2">Class description &amp; <text:span text:style-name="T1">Program Flow</text:span></text:p>
      <text:p text:style-name="P3"/>
      <text:p text:style-name="P4"/>
      <text:p text:style-name="P4"/>
      <text:p text:style-name="P4">A summary of CTest program structure and operation. <text:s/>Each class is described in the order of occurance and its class dependencies. <text:s/>Each class is declared in a header file (.hpp) of its name and the implementation is contained in the corresponding .cpp file.</text:p>
      <text:p text:style-name="P5"/>
      <text:h text:style-name="P8" text:outline-level="3">Introduction</text:h>
      <text:p text:style-name="P6">CTest is a logging database and radio control application for amateur radio operators involved in amateur radio contesting, a.k.a. radio-sport. <text:s text:c="2"/>CTest is written in C++ using the wxWidgets library. <text:s/>As many capabilities of the wxWidgets library are used as possible. <text:s/>Neither the standard C++ library nor its Standard Template Library (STL) are used directly unless noted.</text:p>
      <text:p text:style-name="P6">While the target audience of CTest is users of the Linux platform, cross-platform operation may be considered in the future.</text:p>
      <text:h text:style-name="P8" text:outline-level="3">MainApp</text:h>
      <text:p text:style-name="P6">The main program entry class. <text:s/>Note that unlike standard C++ applications, wxWidgets applications do not define a <text:span text:style-name="T2">main()</text:span> function directly. <text:s/>Instead the <text:span text:style-name="T2">wxApp</text:span> class <text:s/>method <text:span text:style-name="T2">OnInit()</text:span> is overridden by the application and the library provides the <text:span text:style-name="T2">IMPLEMENT_APP()</text:span> macro which creates the program's <text:span text:style-name="T2">main()</text:span> function at compile time.</text:p>
      <text:p text:style-name="P6">The implementation depends on the <text:span text:style-name="T2">LogFrame</text:span> class declaration. <text:s/>The overriding <text:span text:style-name="T2">OnInit()</text:span> method calls the <text:s/><text:span text:style-name="T2">LogFrame</text:span> class' <text:span text:style-name="T2">Show()</text:span> method which displays the program's initial window to the user.</text:p>
      <text:h text:style-name="Heading_20_3" text:outline-level="3">LogFrame</text:h>
      <text:p text:style-name="P6">The main frame (window in usual parlance) holds the main UI for the program. <text:s/>Employing a menu and status bar along with various panels, the <text:span text:style-name="T3">LogFrame</text:span> class receives logging input and displays various event data. <text:s/><text:span text:style-name="T3">LogFrame</text:span> inherits from <text:span text:style-name="T3">wxFrame</text:span> and <text:span text:style-name="T3">ContestDefinition</text:span>. <text:s/>It also handles many events that occur through the program's lifetime.</text:p>
      <text:p text:style-name="P6">The implementation depends on <text:span text:style-name="T3">LogInputPanel</text:span> and <text:span text:style-name="T3">Contest Definition.</text:span></text:p>
      <text:h text:style-name="Heading_20_3" text:outline-level="3">LogInputPanel</text:h>
      <text:p text:style-name="P6">This class is contained in <text:span text:style-name="T3">topSizer</text:span> in <text:span text:style-name="T3">LogFrame</text:span> and accepts logging input from the keyboard while displaying the next QSO entry number, UTC time, and operating <text:soft-page-break/>band.</text:p>
      <text:h text:style-name="Heading_20_3" text:outline-level="3">ContestDefinition</text:h>
      <text:p text:style-name="P6">This data container class processes input from a chosen contest definition file and sets its variables based on data contained in the file. <text:s/>It then provides this data to other parts of the program upon request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Bargmann</meta:initial-creator>
    <meta:creation-date>2012-01-19T13:59:40</meta:creation-date>
    <dc:date>2012-02-12T17:45:23</dc:date>
    <dc:creator>Nate Bargmann</dc:creator>
    <meta:editing-duration>PT24M44S</meta:editing-duration>
    <meta:editing-cycles>3</meta:editing-cycles>
    <meta:generator>LibreOffice/3.4$Linux LibreOffice_project/340m1$Build-502</meta:generator>
    <meta:document-statistic meta:table-count="0" meta:image-count="0" meta:object-count="0" meta:page-count="2" meta:paragraph-count="16" meta:word-count="327" meta:character-count="2147" meta:non-whitespace-character-count="1821"/>
  </office:meta>
</office:document-meta>
</file>